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00.00%" fo:text-align="left" fo:margin-bottom="7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00.00%" fo:text-align="left" fo:margin-top="7.00pt" fo:margin-bottom="6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00.00%" fo:text-align="left" fo:margin-top="7.00pt" fo:margin-bottom="6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 fo:margin-top="7.00pt" fo:margin-bottom="6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00.00%" fo:text-align="left" fo:margin-top="7.00pt" fo:margin-bottom="6.00p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7.00pt" fo:margin-bottom="6.00pt"/>
    </style: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15.00%" fo:text-align="right" fo:margin-bottom="7.00pt"/>
    </style:style>
  </office:automatic-styles>
  <office:body>
    <office:text>
      <text:p text:style-name="P1"><text:span text:style-name="T1"><text:tab/><text:tab/>Projektni Zadatak<text:s text:c="2"/></text:span><text:span text:style-name="T2">–</text:span><text:span text:style-name="T3"><text:s/>Resident Executor </text:span></text:p>
      <text:p text:style-name="P2"><text:span text:style-name="T4"/></text:p>
      <text:p text:style-name="P2"><text:span text:style-name="T5">Potrebno je napraviti dizajn sistema, arhitekturu sistema, implementira i istestirati re</text:span><text:span text:style-name="T6">šenje koji simulira rad i komunikaciju Replicator modula. </text:span></text:p>
      <text:p text:style-name="P2"><text:span text:style-name="T7">Sistem sadr</text:span><text:span text:style-name="T8">ži 4 komponente: </text:span></text:p>
      <text:p text:style-name="P2"><text:span text:style-name="T9">1. Resident Executor</text:span></text:p>
      <text:p text:style-name="P2"><text:span text:style-name="T9">2. Calculation Function</text:span></text:p>
      <text:p text:style-name="P2"><text:span text:style-name="T9">3. Data Acces</text:span></text:p>
      <text:p text:style-name="P2"><text:span text:style-name="T9">4. Client</text:span></text:p>
      <text:p text:style-name="P2"><text:span text:style-name="T10"/></text:p>
      <text:p text:style-name="P2"><draw:frame text:anchor-type="as-char" svg:width="175.95mm" svg:height="127.53mm" style:rel-width="scale" style:rel-height="scale"><draw:object-ole xlink:href="OleObj1"/><draw:image xlink:href="ObjectReplacements/OleObj1"/></draw:frame><text:span text:style-name="T10"/></text:p>
      <text:p text:style-name="P3"><draw:frame text:anchor-type="as-char" svg:width="152.40mm" svg:height="49.74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5"><text:span text:style-name="T11">Resident Executor </text:span></text:p>
      <text:p text:style-name="P6"><text:span text:style-name="T12"><text:tab/>Modul automatskog izvr</text:span><text:span text:style-name="T13">šavanja funkcija. Ova komponenta čita iz XML datoteke identifikaciona obeležja funkcija koje treba da se izvršavaju. Funkcije se smeštaju u red za izvršavanje i vrši se njihovo izvršavanje na svakih 10 sekundi. Ovo vreme mora da bude konfigurabilno (u XML fajlu). ResidentExecutor ne treba da bude svestan logike proračuna ni za jednu od funkcija. </text:span></text:p>
      <text:p text:style-name="P7"><text:span text:style-name="T14">Calculation Function </text:span></text:p>
      <text:p text:style-name="P8"><text:span text:style-name="T15"><text:tab/>CalculationFunction1 izra</text:span><text:span text:style-name="T16">čunava prosečnu potrošnju tekućeg dana i upisuje je u bazu podataka, sa podacima o vremenu proračuna, poslednjem vremenu merenja i vrednošću prosečne potrošnje. Ako je proračun sa poslednjim vremenom merenja već urađen, proračun se ne izvršava. <text:tab/>CalculationFunction2 izračunava minimalnu potrošnju tekućeg dana i upisuje je u bazu podataka, sa podacima o vremenu proračuna, poslednjem vremenu merenja i vrednošću minimalne potrošnje. Ako je proračun sa poslednjim vremenom merenja već urađen, proračun se ne izvršava. <text:tab/>CalculationFunction3 izračunava maksimalnu potrošnju tekućeg dana i upisuje je u bazu podataka, sa podacima o vremenu proračuna, poslednjem vremenu merenja i vrednošću maksimalne potrošnje. Ako je proračun sa poslednjim vremenom merenja već urađen, proračun se ne izvršava. </text:span></text:p>
      <text:p text:style-name="P9"><text:span text:style-name="T17">Data Access </text:span></text:p>
      <text:p text:style-name="P10"><text:span text:style-name="T18"><text:tab/>Moduo koji vr</text:span><text:span text:style-name="T19">ši CRUD operacija nad bazom podataka. </text:span></text:p>
      <text:p text:style-name="P11"><text:span text:style-name="T20">Client </text:span></text:p>
      <text:p text:style-name="P12"><text:span text:style-name="T21"><text:tab/>Klijent ima mogu</text:span><text:span text:style-name="T22">ćnost upisa potrošnje električne energije. Klijent može upiše vrednosti za određeni region, podatke koje upisuje jeste datum (datum i vreme) i potrošnju u mW/h. </text:span></text:p>
      <text:p text:style-name="P12"><text:span text:style-name="T23"><text:tab/>Tako</text:span><text:span text:style-name="T24">đe Client ima mogućnost i ispisa svih proračuna koje su uradile funkcije.</text:span></text:p>
      <text:p text:style-name="P13"><text:span text:style-name="T25">Scenario rada aplikacije </text:span></text:p>
      <text:p text:style-name="P14"><text:span text:style-name="T26"><text:tab/>Client na svake dve sekunde<text:s/></text:span><text:span text:style-name="T27">šalje podatke za upis u bazu podatka, omogućiti da takođe klijent može da iščita sve vrednosti koje su funkcije izračunale. Kao i mogućnost da vrši ručno dodavanje vrednosti u bazu podataka. Resident Executor na unapred definisan vremenski period izvršava funkcije pamti izračunate vrednosti.</text:span></text:p>
      <text:p text:style-name="P14"><text:span text:style-name="T28"/></text:p>
      <text:p text:style-name="P14"><text:span text:style-name="T28"/></text:p>
      <text:p text:style-name="P15"><text:span text:style-name="T29">Ivica Vuka</text:span><text:span text:style-name="T30">šinović PR45/2018</text:span></text:p>
      <text:p text:style-name="P15"><text:span text:style-name="T31">Molnar Robert PR64/2018</text:span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